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svg:stroke-width="0.1cm" draw:marker-start-width="0.15cm" draw:marker-end-width="0.15cm" draw:textarea-vertical-align="middle" fo:padding-top="0.175cm" fo:padding-bottom="0.175cm" fo:padding-left="0.3cm" fo:padding-right="0.3cm" draw:shadow="hidden" loext:decorative="false"/>
    </style:style>
    <style:style style:name="gr4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15cm" fo:min-width="1.9cm" fo:padding-top="0.175cm" fo:padding-bottom="0.175cm" fo:padding-left="0.3cm" fo:padding-right="0.3cm" draw:shadow="hidden" loext:decorative="false"/>
    </style:style>
    <style:style style:name="gr5" style:family="graphic" style:parent-style-name="objectwithoutfill">
      <style:graphic-properties svg:stroke-width="0.1cm" draw:marker-start-width="0.15cm" draw:marker-end-width="0.15cm" draw:fill="none" draw:textarea-vertical-align="middle" fo:padding-top="0.175cm" fo:padding-bottom="0.175cm" fo:padding-left="0.3cm" fo:padding-right="0.3cm" draw:shadow="hidden" loext:decorative="false"/>
    </style:style>
    <style:style style:name="gr6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1.521cm" fo:min-width="1.403cm" fo:padding-top="0.175cm" fo:padding-bottom="0.175cm" fo:padding-left="0.3cm" fo:padding-right="0.3cm" draw:shadow="hidden" loext:decorative="false"/>
    </style:style>
    <style:style style:name="gr7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62cm" fo:min-width="0.25cm" fo:padding-top="0.175cm" fo:padding-bottom="0.175cm" fo:padding-left="0.3cm" fo:padding-right="0.3cm" draw:shadow="hidden" loext:decorative="false"/>
    </style:style>
    <style:style style:name="gr8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621cm" fo:min-width="0.249cm" fo:padding-top="0.175cm" fo:padding-bottom="0.175cm" fo:padding-left="0.3cm" fo:padding-right="0.3cm" draw:shadow="hidden" loext:decorative="false"/>
    </style:style>
    <style:style style:name="gr9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62cm" fo:min-width="0.251cm" fo:padding-top="0.175cm" fo:padding-bottom="0.175cm" fo:padding-left="0.3cm" fo:padding-right="0.3cm" draw:shadow="hidden" loext:decorative="false"/>
    </style:style>
    <style:style style:name="gr10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541cm" fo:min-width="0.327cm" fo:padding-top="0.175cm" fo:padding-bottom="0.175cm" fo:padding-left="0.3cm" fo:padding-right="0.3cm" draw:shadow="hidden" loext:decorative="false"/>
    </style:style>
    <style:style style:name="gr11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541cm" fo:min-width="0.328cm" fo:padding-top="0.175cm" fo:padding-bottom="0.175cm" fo:padding-left="0.3cm" fo:padding-right="0.3cm" draw:shadow="hidden" loext:decorative="false"/>
    </style:style>
    <style:style style:name="gr12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1.519cm" fo:min-width="1.404cm" fo:padding-top="0.175cm" fo:padding-bottom="0.175cm" fo:padding-left="0.3cm" fo:padding-right="0.3cm" draw:shadow="hidden" loext:decorative="false"/>
    </style:style>
    <style:style style:name="gr13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718cm" fo:min-width="0.379cm" fo:padding-top="0.175cm" fo:padding-bottom="0.175cm" fo:padding-left="0.3cm" fo:padding-right="0.3cm" draw:shadow="hidden" loext:decorative="false"/>
    </style:style>
    <style:style style:name="gr14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623cm" fo:min-width="0.253cm" fo:padding-top="0.175cm" fo:padding-bottom="0.175cm" fo:padding-left="0.3cm" fo:padding-right="0.3cm" draw:shadow="hidden" loext:decorative="false"/>
    </style:style>
    <style:style style:name="gr15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542cm" fo:min-width="0.327cm" fo:padding-top="0.175cm" fo:padding-bottom="0.175cm" fo:padding-left="0.3cm" fo:padding-right="0.3cm" draw:shadow="hidden" loext:decorative="false"/>
    </style:style>
    <style:style style:name="gr16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1.522cm" fo:min-width="1.403cm" fo:padding-top="0.175cm" fo:padding-bottom="0.175cm" fo:padding-left="0.3cm" fo:padding-right="0.3cm" draw:shadow="hidden" loext:decorative="false"/>
    </style:style>
    <style:style style:name="gr17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717cm" fo:min-width="0.381cm" fo:padding-top="0.175cm" fo:padding-bottom="0.175cm" fo:padding-left="0.3cm" fo:padding-right="0.3cm" draw:shadow="hidden" loext:decorative="false"/>
    </style:style>
    <style:style style:name="gr18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15cm" fo:min-width="1.898cm" fo:padding-top="0.175cm" fo:padding-bottom="0.175cm" fo:padding-left="0.3cm" fo:padding-right="0.3cm" draw:shadow="hidden" loext:decorative="fals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ay" draw:style-name="dp1" draw:master-page-name="Default">
        <draw:g draw:style-name="gr1">
          <draw:g draw:style-name="gr2">
            <draw:line draw:style-name="gr3" draw:text-style-name="P1" draw:layer="layout" svg:x1="0.406cm" svg:y1="2.159cm" svg:x2="0.406cm" svg:y2="0.289cm">
              <text:p/>
            </draw:line>
            <draw:line draw:style-name="gr3" draw:text-style-name="P1" draw:layer="layout" svg:x1="2.065cm" svg:y1="2.097cm" svg:x2="0.349cm" svg:y2="2.097cm">
              <text:p/>
            </draw:line>
            <draw:line draw:style-name="gr3" draw:text-style-name="P1" draw:layer="layout" svg:x1="2.064cm" svg:y1="0.35cm" svg:x2="0.348cm" svg:y2="0.35cm">
              <text:p/>
            </draw:line>
            <draw:line draw:style-name="gr3" draw:text-style-name="P1" draw:layer="layout" svg:x1="2.065cm" svg:y1="1.225cm" svg:x2="0.349cm" svg:y2="1.225cm">
              <text:p/>
            </draw:line>
          </draw:g>
          <draw:custom-shape draw:style-name="gr4" draw:text-style-name="P2" draw:layer="layout" svg:width="2.5cm" svg:height="2.5cm" draw:transform="rotate (-3.14159265358979) translate (2.5cm 2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tey" draw:style-name="dp1" draw:master-page-name="Default">
        <draw:g draw:style-name="gr1">
          <draw:line draw:style-name="gr5" draw:text-style-name="P2" draw:layer="layout" svg:x1="0.379cm" svg:y1="2.3cm" svg:x2="0.379cm" svg:y2="0.117cm">
            <text:p/>
          </draw:line>
          <draw:line draw:style-name="gr5" draw:text-style-name="P2" draw:layer="layout" svg:x1="2.093cm" svg:y1="2.3cm" svg:x2="2.093cm" svg:y2="0.117cm">
            <text:p/>
          </draw:line>
          <draw:line draw:style-name="gr5" draw:text-style-name="P2" draw:layer="layout" svg:x1="2.092cm" svg:y1="2.3cm" svg:x2="0.379cm" svg:y2="0.117cm">
            <text:p/>
          </draw:line>
          <draw:line draw:style-name="gr5" draw:text-style-name="P2" draw:layer="layout" svg:x1="0.379cm" svg:y1="2.3cm" svg:x2="2.092cm" svg:y2="0.117cm">
            <text:p/>
          </draw:line>
          <draw:custom-shape draw:style-name="gr4" draw:text-style-name="P2" draw:layer="layout" svg:width="2.5cm" svg:height="2.5cm" svg:x="0cm" svg:y="0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</draw:page>
      <draw:page draw:name="they" draw:style-name="dp1" draw:master-page-name="Default">
        <draw:g draw:style-name="gr1">
          <draw:g draw:style-name="gr2">
            <draw:line draw:style-name="gr3" draw:text-style-name="P1" draw:layer="layout" svg:x1="0.193cm" svg:y1="0.293cm" svg:x2="2.17cm" svg:y2="0.293cm">
              <text:p/>
            </draw:line>
            <draw:line draw:style-name="gr3" draw:text-style-name="P1" draw:layer="layout" svg:x1="0.259cm" svg:y1="2.28cm" svg:x2="0.259cm" svg:y2="0.227cm">
              <text:p/>
            </draw:line>
          </draw:g>
          <draw:line draw:style-name="gr5" draw:text-style-name="P2" draw:layer="layout" svg:x1="0.325cm" svg:y1="0.293cm" svg:x2="2.303cm" svg:y2="2.347cm">
            <text:p/>
          </draw:line>
          <draw:custom-shape draw:style-name="gr4" draw:text-style-name="P2" draw:layer="layout" svg:width="2.5cm" svg:height="2.5cm" svg:x="0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sey" draw:style-name="dp1" draw:master-page-name="Default">
        <draw:g draw:style-name="gr1">
          <draw:g draw:style-name="gr2">
            <draw:line draw:style-name="gr3" draw:text-style-name="P1" draw:layer="layout" svg:x1="0.236cm" svg:y1="0.293cm" svg:x2="2.213cm" svg:y2="0.293cm">
              <text:p/>
            </draw:line>
            <draw:line draw:style-name="gr3" draw:text-style-name="P1" draw:layer="layout" svg:x1="0.3cm" svg:y1="2.28cm" svg:x2="0.3cm" svg:y2="0.227cm">
              <text:p/>
            </draw:line>
          </draw:g>
          <draw:custom-shape draw:style-name="gr4" draw:text-style-name="P2" draw:layer="layout" svg:width="2.5cm" svg:height="2.5cm" svg:x="0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chey" draw:style-name="dp1" draw:master-page-name="Default">
        <draw:g draw:style-name="gr1">
          <draw:g draw:style-name="gr2">
            <draw:line draw:style-name="gr3" draw:text-style-name="P1" draw:layer="layout" svg:x1="2.065cm" svg:y1="2.23cm" svg:x2="0.349cm" svg:y2="2.23cm">
              <text:p/>
            </draw:line>
            <draw:line draw:style-name="gr3" draw:text-style-name="P1" draw:layer="layout" svg:x1="2.01cm" svg:y1="0.422cm" svg:x2="2.01cm" svg:y2="2.292cm">
              <text:p/>
            </draw:line>
            <draw:line draw:style-name="gr3" draw:text-style-name="P1" draw:layer="layout" svg:x1="0.407cm" svg:y1="0.424cm" svg:x2="0.407cm" svg:y2="2.294cm">
              <text:p/>
            </draw:line>
            <draw:line draw:style-name="gr3" draw:text-style-name="P1" draw:layer="layout" svg:x1="1.209cm" svg:y1="0.422cm" svg:x2="1.209cm" svg:y2="2.292cm">
              <text:p/>
            </draw:line>
          </draw:g>
          <draw:custom-shape draw:style-name="gr4" draw:text-style-name="P2" draw:layer="layout" svg:width="2.5cm" svg:height="2.5cm" draw:transform="rotate (-3.14159265358979) translate (2.5cm 2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hey" draw:style-name="dp1" draw:master-page-name="Default">
        <draw:g draw:style-name="gr1">
          <draw:line draw:style-name="gr5" draw:text-style-name="P2" draw:layer="layout" svg:x1="2.251cm" svg:y1="0.403cm" svg:x2="0.248cm" svg:y2="0.403cm">
            <text:p/>
          </draw:line>
          <draw:line draw:style-name="gr5" draw:text-style-name="P2" draw:layer="layout" svg:x1="2.251cm" svg:y1="2.025cm" svg:x2="0.248cm" svg:y2="2.025cm">
            <text:p/>
          </draw:line>
          <draw:line draw:style-name="gr5" draw:text-style-name="P2" draw:layer="layout" svg:x1="2.251cm" svg:y1="2.025cm" svg:x2="0.248cm" svg:y2="0.403cm">
            <text:p/>
          </draw:line>
          <draw:custom-shape draw:style-name="gr4" draw:text-style-name="P2" draw:layer="layout" svg:width="2.5cm" svg:height="2.5cm" draw:transform="rotate (-3.14159265358979) translate (2.5cm 2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khey" draw:style-name="dp1" draw:master-page-name="Default">
        <draw:g draw:style-name="gr1">
          <draw:custom-shape draw:style-name="gr6" draw:text-style-name="P2" draw:layer="layout" svg:width="2.003cm" svg:height="1.871cm" svg:x="0.236cm" svg:y="0.33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0.236cm" svg:y1="0.272cm" svg:x2="2.24cm" svg:y2="2.143cm">
            <text:p/>
          </draw:line>
          <draw:custom-shape draw:style-name="gr4" draw:text-style-name="P2" draw:layer="layout" svg:width="2.5cm" svg:height="2.5cm" svg:x="0cm" svg:y="0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</draw:page>
      <draw:page draw:name="daal" draw:style-name="dp1" draw:master-page-name="Default">
        <draw:g draw:style-name="gr1">
          <draw:g draw:style-name="gr2">
            <draw:line draw:style-name="gr3" draw:text-style-name="P1" draw:layer="layout" svg:x1="0.263cm" svg:y1="2.378cm" svg:x2="0.263cm" svg:y2="0.325cm">
              <text:p/>
            </draw:line>
            <draw:line draw:style-name="gr3" draw:text-style-name="P1" draw:layer="layout" svg:x1="2.177cm" svg:y1="2.311cm" svg:x2="0.2cm" svg:y2="2.311cm">
              <text:p/>
            </draw:line>
          </draw:g>
          <draw:line draw:style-name="gr5" draw:text-style-name="P2" draw:layer="layout" svg:x1="2.171cm" svg:y1="0.266cm" svg:x2="0.193cm" svg:y2="2.32cm">
            <text:p/>
          </draw:line>
          <draw:custom-shape draw:style-name="gr4" draw:text-style-name="P2" draw:layer="layout" svg:width="2.5cm" svg:height="2.5cm" svg:x="0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dhaal" draw:style-name="dp1" draw:master-page-name="Default">
        <draw:g draw:style-name="gr1">
          <draw:g draw:style-name="gr2">
            <draw:line draw:style-name="gr3" draw:text-style-name="P1" draw:layer="layout" svg:x1="0.306cm" svg:y1="2.28cm" svg:x2="0.306cm" svg:y2="0.227cm">
              <text:p/>
            </draw:line>
            <draw:line draw:style-name="gr3" draw:text-style-name="P1" draw:layer="layout" svg:x1="2.218cm" svg:y1="2.212cm" svg:x2="0.241cm" svg:y2="2.212cm">
              <text:p/>
            </draw:line>
          </draw:g>
          <draw:custom-shape draw:style-name="gr4" draw:text-style-name="P2" draw:layer="layout" svg:width="2.5cm" svg:height="2.5cm" svg:x="0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ray" draw:style-name="dp1" draw:master-page-name="Default">
        <draw:g draw:style-name="gr1">
          <draw:g draw:style-name="gr2">
            <draw:line draw:style-name="gr3" draw:text-style-name="P1" draw:layer="layout" svg:x1="2.09cm" svg:y1="2.235cm" svg:x2="2.09cm" svg:y2="0.365cm">
              <text:p/>
            </draw:line>
            <draw:line draw:style-name="gr3" draw:text-style-name="P1" draw:layer="layout" svg:x1="0.43cm" svg:y1="2.173cm" svg:x2="2.146cm" svg:y2="2.173cm">
              <text:p/>
            </draw:line>
            <draw:line draw:style-name="gr3" draw:text-style-name="P1" draw:layer="layout" svg:x1="0.431cm" svg:y1="0.427cm" svg:x2="2.147cm" svg:y2="0.427cm">
              <text:p/>
            </draw:line>
            <draw:line draw:style-name="gr3" draw:text-style-name="P1" draw:layer="layout" svg:x1="0.43cm" svg:y1="1.301cm" svg:x2="2.146cm" svg:y2="1.301cm">
              <text:p/>
            </draw:line>
          </draw:g>
          <draw:custom-shape draw:style-name="gr4" draw:text-style-name="P2" draw:layer="layout" svg:width="2.5cm" svg:height="2.5cm" draw:transform="rotate (-3.14159265358979) translate (2.5cm 2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rhey" draw:style-name="dp1" draw:master-page-name="Default">
        <draw:g draw:style-name="gr1">
          <draw:line draw:style-name="gr5" draw:text-style-name="P2" draw:layer="layout" svg:x1="0.438cm" svg:y1="2.278cm" svg:x2="0.438cm" svg:y2="0.274cm">
            <text:p/>
          </draw:line>
          <draw:line draw:style-name="gr5" draw:text-style-name="P2" draw:layer="layout" svg:x1="2.058cm" svg:y1="2.278cm" svg:x2="2.058cm" svg:y2="0.274cm">
            <text:p/>
          </draw:line>
          <draw:line draw:style-name="gr5" draw:text-style-name="P2" draw:layer="layout" svg:x1="2.06cm" svg:y1="2.278cm" svg:x2="0.438cm" svg:y2="0.274cm">
            <text:p/>
          </draw:line>
          <draw:custom-shape draw:style-name="gr4" draw:text-style-name="P2" draw:layer="layout" svg:width="2.5cm" svg:height="2.5cm" draw:transform="rotate (1.5707963267949) translate (0cm 2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zay" draw:style-name="dp1" draw:master-page-name="Default">
        <draw:g draw:style-name="gr1">
          <draw:custom-shape draw:style-name="gr6" draw:text-style-name="P2" draw:layer="layout" svg:width="2.003cm" svg:height="1.871cm" svg:x="0.236cm" svg:y="0.35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202cm" svg:height="1.372cm" svg:x="0.638cm" svg:y="0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2.5cm" svg:height="2.5cm" svg:x="0cm" svg:y="0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</draw:page>
      <draw:page draw:name="seh-arrey-k-baad-wali" draw:style-name="dp1" draw:master-page-name="Default">
        <draw:g draw:style-name="gr1">
          <draw:g draw:style-name="gr2">
            <draw:line draw:style-name="gr3" draw:text-style-name="P1" draw:layer="layout" svg:x1="2.339cm" svg:y1="0.298cm" svg:x2="0.362cm" svg:y2="0.298cm">
              <text:p/>
            </draw:line>
            <draw:line draw:style-name="gr3" draw:text-style-name="P1" draw:layer="layout" svg:x1="2.273cm" svg:y1="2.283cm" svg:x2="2.273cm" svg:y2="0.23cm">
              <text:p/>
            </draw:line>
          </draw:g>
          <draw:line draw:style-name="gr5" draw:text-style-name="P2" draw:layer="layout" svg:x1="2.208cm" svg:y1="0.298cm" svg:x2="0.23cm" svg:y2="2.352cm">
            <text:p/>
          </draw:line>
          <draw:custom-shape draw:style-name="gr4" draw:text-style-name="P2" draw:layer="layout" svg:width="2.5cm" svg:height="2.5cm" svg:x="0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seen" draw:style-name="dp1" draw:master-page-name="Default">
        <draw:g draw:style-name="gr1">
          <draw:g draw:style-name="gr2">
            <draw:line draw:style-name="gr3" draw:text-style-name="P1" draw:layer="layout" svg:x1="2.152cm" svg:y1="0.221cm" svg:x2="2.152cm" svg:y2="2.274cm">
              <text:p/>
            </draw:line>
            <draw:line draw:style-name="gr3" draw:text-style-name="P1" draw:layer="layout" svg:x1="0.241cm" svg:y1="0.288cm" svg:x2="2.218cm" svg:y2="0.288cm">
              <text:p/>
            </draw:line>
          </draw:g>
          <draw:custom-shape draw:style-name="gr4" draw:text-style-name="P2" draw:layer="layout" svg:width="2.5cm" svg:height="2.5cm" svg:x="0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sheen" draw:style-name="dp1" draw:master-page-name="Default">
        <draw:g draw:style-name="gr1">
          <draw:g draw:style-name="gr2">
            <draw:line draw:style-name="gr3" draw:text-style-name="P1" draw:layer="layout" svg:x1="2.054cm" svg:y1="0.282cm" svg:x2="2.054cm" svg:y2="2.151cm">
              <text:p/>
            </draw:line>
            <draw:line draw:style-name="gr3" draw:text-style-name="P1" draw:layer="layout" svg:x1="0.394cm" svg:y1="0.342cm" svg:x2="2.111cm" svg:y2="0.342cm">
              <text:p/>
            </draw:line>
            <draw:line draw:style-name="gr3" draw:text-style-name="P1" draw:layer="layout" svg:x1="0.394cm" svg:y1="2.088cm" svg:x2="2.111cm" svg:y2="2.088cm">
              <text:p/>
            </draw:line>
          </draw:g>
          <draw:custom-shape draw:style-name="gr8" draw:text-style-name="P2" draw:layer="layout" svg:width="1.201cm" svg:height="1.371cm" svg:x="0.706cm" svg:y="0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2.5cm" svg:height="2.5cm" draw:transform="rotate (-3.14159265358979) translate (2.5cm 2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suad" draw:style-name="dp1" draw:master-page-name="Default">
        <draw:g draw:style-name="gr1">
          <draw:g draw:style-name="gr2">
            <draw:line draw:style-name="gr3" draw:text-style-name="P1" draw:layer="layout" svg:x1="0.429cm" svg:y1="0.346cm" svg:x2="2.145cm" svg:y2="0.346cm">
              <text:p/>
            </draw:line>
            <draw:line draw:style-name="gr3" draw:text-style-name="P1" draw:layer="layout" svg:x1="0.484cm" svg:y1="2.154cm" svg:x2="0.484cm" svg:y2="0.285cm">
              <text:p/>
            </draw:line>
            <draw:line draw:style-name="gr3" draw:text-style-name="P1" draw:layer="layout" svg:x1="2.088cm" svg:y1="2.153cm" svg:x2="2.088cm" svg:y2="0.284cm">
              <text:p/>
            </draw:line>
            <draw:line draw:style-name="gr3" draw:text-style-name="P1" draw:layer="layout" svg:x1="1.286cm" svg:y1="2.154cm" svg:x2="1.286cm" svg:y2="0.285cm">
              <text:p/>
            </draw:line>
          </draw:g>
          <draw:custom-shape draw:style-name="gr4" draw:text-style-name="P2" draw:layer="layout" svg:width="2.5cm" svg:height="2.5cm" draw:transform="rotate (-3.14159265358979) translate (2.5cm 2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zoaad" draw:style-name="dp1" draw:master-page-name="Default">
        <draw:g draw:style-name="gr1">
          <draw:g draw:style-name="gr2">
            <draw:line draw:style-name="gr5" draw:text-style-name="P2" draw:layer="layout" svg:x1="2.058cm" svg:y1="2.237cm" svg:x2="2.058cm" svg:y2="0.234cm">
              <text:p/>
            </draw:line>
            <draw:line draw:style-name="gr5" draw:text-style-name="P2" draw:layer="layout" svg:x1="0.438cm" svg:y1="2.237cm" svg:x2="0.438cm" svg:y2="0.234cm">
              <text:p/>
            </draw:line>
            <draw:line draw:style-name="gr5" draw:text-style-name="P2" draw:layer="layout" svg:x1="0.438cm" svg:y1="2.237cm" svg:x2="2.06cm" svg:y2="0.234cm">
              <text:p/>
            </draw:line>
          </draw:g>
          <draw:custom-shape draw:style-name="gr4" draw:text-style-name="P2" draw:layer="layout" svg:width="2.5cm" svg:height="2.5cm" draw:transform="rotate (1.5707963267949) translate (0cm 2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toay" draw:style-name="dp1" draw:master-page-name="Default">
        <draw:g draw:style-name="gr1">
          <draw:line draw:style-name="gr5" draw:text-style-name="P2" draw:layer="layout" svg:x1="0.236cm" svg:y1="0.4cm" svg:x2="2.24cm" svg:y2="0.4cm">
            <text:p/>
          </draw:line>
          <draw:line draw:style-name="gr5" draw:text-style-name="P2" draw:layer="layout" svg:x1="0.236cm" svg:y1="2.021cm" svg:x2="2.24cm" svg:y2="2.021cm">
            <text:p/>
          </draw:line>
          <draw:line draw:style-name="gr5" draw:text-style-name="P2" draw:layer="layout" svg:x1="0.236cm" svg:y1="2.022cm" svg:x2="2.24cm" svg:y2="0.4cm">
            <text:p/>
          </draw:line>
          <draw:custom-shape draw:style-name="gr9" draw:text-style-name="P2" draw:layer="layout" svg:width="1.203cm" svg:height="1.372cm" svg:x="0.638cm" svg:y="0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2.5cm" svg:height="2.5cm" svg:x="0cm" svg:y="0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</draw:page>
      <draw:page draw:name="zoay" draw:style-name="dp1" draw:master-page-name="Default">
        <draw:g draw:style-name="gr1">
          <draw:g draw:style-name="gr2">
            <draw:line draw:style-name="gr3" draw:text-style-name="P1" draw:layer="layout" svg:x1="2.173cm" svg:y1="2.302cm" svg:x2="2.173cm" svg:y2="0.249cm">
              <text:p/>
            </draw:line>
            <draw:line draw:style-name="gr3" draw:text-style-name="P1" draw:layer="layout" svg:x1="0.262cm" svg:y1="2.235cm" svg:x2="2.239cm" svg:y2="2.235cm">
              <text:p/>
            </draw:line>
          </draw:g>
          <draw:line draw:style-name="gr5" draw:text-style-name="P2" draw:layer="layout" svg:x1="0.268cm" svg:y1="0.191cm" svg:x2="2.246cm" svg:y2="2.245cm">
            <text:p/>
          </draw:line>
          <draw:custom-shape draw:style-name="gr4" draw:text-style-name="P2" draw:layer="layout" svg:width="2.5cm" svg:height="2.5cm" svg:x="0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aen" draw:style-name="dp1" draw:master-page-name="Default">
        <draw:g draw:style-name="gr1">
          <draw:g draw:style-name="gr2">
            <draw:line draw:style-name="gr3" draw:text-style-name="P1" draw:layer="layout" svg:x1="2.25cm" svg:y1="2.194cm" svg:x2="0.273cm" svg:y2="2.194cm">
              <text:p/>
            </draw:line>
            <draw:line draw:style-name="gr3" draw:text-style-name="P1" draw:layer="layout" svg:x1="2.184cm" svg:y1="0.209cm" svg:x2="2.184cm" svg:y2="2.262cm">
              <text:p/>
            </draw:line>
          </draw:g>
          <draw:custom-shape draw:style-name="gr4" draw:text-style-name="P2" draw:layer="layout" svg:width="2.5cm" svg:height="2.5cm" svg:x="0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ghaen" draw:style-name="dp1" draw:master-page-name="Default">
        <draw:g draw:style-name="gr1">
          <draw:g draw:style-name="gr1">
            <draw:line draw:style-name="gr5" draw:text-style-name="P2" draw:layer="layout" svg:x1="2.066cm" svg:y1="2.23cm" svg:x2="2.066cm" svg:y2="0.226cm">
              <text:p/>
            </draw:line>
            <draw:line draw:style-name="gr5" draw:text-style-name="P2" draw:layer="layout" svg:x1="0.445cm" svg:y1="2.23cm" svg:x2="0.445cm" svg:y2="0.226cm">
              <text:p/>
            </draw:line>
            <draw:line draw:style-name="gr5" draw:text-style-name="P2" draw:layer="layout" svg:x1="0.445cm" svg:y1="2.23cm" svg:x2="2.068cm" svg:y2="0.226cm">
              <text:p/>
            </draw:line>
            <draw:custom-shape draw:style-name="gr10" draw:text-style-name="P2" draw:layer="layout" svg:width="1.309cm" svg:height="1.259cm" svg:x="0.607cm" svg:y="0.6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2" draw:layer="layout" svg:width="2.5cm" svg:height="2.5cm" draw:transform="rotate (-1.5707963267949) translate (2.5cm 0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fey" draw:style-name="dp1" draw:master-page-name="Default">
        <draw:g draw:style-name="gr1">
          <draw:g draw:style-name="gr1">
            <draw:line draw:style-name="gr5" draw:text-style-name="P2" draw:layer="layout" svg:x1="2.035cm" svg:y1="2.279cm" svg:x2="2.035cm" svg:y2="0.275cm">
              <text:p/>
            </draw:line>
            <draw:line draw:style-name="gr5" draw:text-style-name="P2" draw:layer="layout" svg:x1="0.415cm" svg:y1="2.279cm" svg:x2="0.415cm" svg:y2="0.275cm">
              <text:p/>
            </draw:line>
            <draw:custom-shape draw:style-name="gr11" draw:text-style-name="P2" draw:layer="layout" svg:width="1.31cm" svg:height="1.259cm" svg:x="0.576cm" svg:y="0.6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2" draw:layer="layout" svg:width="2.5cm" svg:height="2.5cm" draw:transform="rotate (-1.5707963267949) translate (2.5cm 0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keaf-kash-wali" draw:style-name="dp1" draw:master-page-name="Default">
        <draw:g draw:style-name="gr1">
          <draw:g draw:style-name="gr1">
            <draw:line draw:style-name="gr5" draw:text-style-name="P2" draw:layer="layout" svg:x1="0.493cm" svg:y1="2.35cm" svg:x2="0.493cm" svg:y2="0.167cm">
              <text:p/>
            </draw:line>
            <draw:line draw:style-name="gr5" draw:text-style-name="P2" draw:layer="layout" svg:x1="1.982cm" svg:y1="2.35cm" svg:x2="1.982cm" svg:y2="0.167cm">
              <text:p/>
            </draw:line>
            <draw:line draw:style-name="gr5" draw:text-style-name="P2" draw:layer="layout" svg:x1="1.982cm" svg:y1="2.35cm" svg:x2="0.493cm" svg:y2="0.167cm">
              <text:p/>
            </draw:line>
            <draw:custom-shape draw:style-name="gr8" draw:text-style-name="P2" draw:layer="layout" svg:width="1.201cm" svg:height="1.371cm" svg:x="0.642cm" svg:y="0.5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2" draw:layer="layout" svg:width="2.5cm" svg:height="2.5cm" svg:x="0cm" svg:y="0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</draw:page>
      <draw:page draw:name="kaaf-nukta-wali" draw:style-name="dp1" draw:master-page-name="Default">
        <draw:g draw:style-name="gr1">
          <draw:g draw:style-name="gr1">
            <draw:custom-shape draw:style-name="gr12" draw:text-style-name="P2" draw:layer="layout" svg:width="2.004cm" svg:height="1.869cm" svg:x="0.279cm" svg:y="0.313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2" draw:layer="layout" svg:x1="0.279cm" svg:y1="0.249cm" svg:x2="2.282cm" svg:y2="2.12cm">
              <text:p/>
            </draw:line>
            <draw:line draw:style-name="gr5" draw:text-style-name="P2" draw:layer="layout" svg:x1="2.282cm" svg:y1="0.249cm" svg:x2="0.279cm" svg:y2="2.12cm">
              <text:p/>
            </draw:line>
          </draw:g>
          <draw:custom-shape draw:style-name="gr4" draw:text-style-name="P2" draw:layer="layout" svg:width="2.5cm" svg:height="2.5cm" svg:x="0cm" svg:y="0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</draw:page>
      <draw:page draw:name="gaaf" draw:style-name="dp1" draw:master-page-name="Default">
        <draw:g draw:style-name="gr1">
          <draw:g draw:style-name="gr2">
            <draw:line draw:style-name="gr3" draw:text-style-name="P1" draw:layer="layout" svg:x1="0.298cm" svg:y1="2.289cm" svg:x2="0.298cm" svg:y2="0.236cm">
              <text:p/>
            </draw:line>
            <draw:line draw:style-name="gr3" draw:text-style-name="P1" draw:layer="layout" svg:x1="2.21cm" svg:y1="2.222cm" svg:x2="0.233cm" svg:y2="2.222cm">
              <text:p/>
            </draw:line>
            <draw:line draw:style-name="gr3" draw:text-style-name="P1" draw:layer="layout" svg:x1="2.21cm" svg:y1="0.304cm" svg:x2="0.233cm" svg:y2="0.304cm">
              <text:p/>
            </draw:line>
          </draw:g>
          <draw:custom-shape draw:style-name="gr13" draw:text-style-name="P2" draw:layer="layout" svg:width="1.383cm" svg:height="1.508cm" svg:x="0.59cm" svg:y="0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2.5cm" svg:height="2.5cm" svg:x="0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laam" draw:style-name="dp1" draw:master-page-name="Default">
        <draw:g draw:style-name="gr1">
          <draw:g draw:style-name="gr2">
            <draw:line draw:style-name="gr3" draw:text-style-name="P1" draw:layer="layout" svg:x1="2.252cm" svg:y1="2.247cm" svg:x2="0.275cm" svg:y2="2.247cm">
              <text:p/>
            </draw:line>
            <draw:line draw:style-name="gr3" draw:text-style-name="P1" draw:layer="layout" svg:x1="2.187cm" svg:y1="0.26cm" svg:x2="2.187cm" svg:y2="2.313cm">
              <text:p/>
            </draw:line>
            <draw:line draw:style-name="gr3" draw:text-style-name="P1" draw:layer="layout" svg:x1="0.341cm" svg:y1="0.262cm" svg:x2="0.341cm" svg:y2="2.315cm">
              <text:p/>
            </draw:line>
          </draw:g>
          <draw:custom-shape draw:style-name="gr4" draw:text-style-name="P2" draw:layer="layout" svg:width="2.5cm" svg:height="2.5cm" svg:x="0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meem" draw:style-name="dp1" draw:master-page-name="Default">
        <draw:g draw:style-name="gr1">
          <draw:g draw:style-name="gr1">
            <draw:line draw:style-name="gr5" draw:text-style-name="P2" draw:layer="layout" svg:x1="2.257cm" svg:y1="0.444cm" svg:x2="0.253cm" svg:y2="0.444cm">
              <text:p/>
            </draw:line>
            <draw:line draw:style-name="gr5" draw:text-style-name="P2" draw:layer="layout" svg:x1="2.257cm" svg:y1="2.067cm" svg:x2="0.253cm" svg:y2="2.067cm">
              <text:p/>
            </draw:line>
            <draw:line draw:style-name="gr5" draw:text-style-name="P2" draw:layer="layout" svg:x1="2.257cm" svg:y1="2.067cm" svg:x2="0.253cm" svg:y2="0.444cm">
              <text:p/>
            </draw:line>
            <draw:custom-shape draw:style-name="gr14" draw:text-style-name="P2" draw:layer="layout" svg:width="1.205cm" svg:height="1.375cm" svg:x="0.656cm" svg:y="0.5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2" draw:layer="layout" svg:width="2.5cm" svg:height="2.5cm" draw:transform="rotate (-3.14159265358979) translate (2.5cm 2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noon-nukta" draw:style-name="dp1" draw:master-page-name="Default">
        <draw:g draw:style-name="gr1">
          <draw:g draw:style-name="gr1">
            <draw:line draw:style-name="gr5" draw:text-style-name="P2" draw:layer="layout" svg:x1="0.226cm" svg:y1="2.031cm" svg:x2="2.229cm" svg:y2="2.031cm">
              <text:p/>
            </draw:line>
            <draw:line draw:style-name="gr5" draw:text-style-name="P2" draw:layer="layout" svg:x1="0.226cm" svg:y1="0.409cm" svg:x2="2.229cm" svg:y2="0.409cm">
              <text:p/>
            </draw:line>
            <draw:custom-shape draw:style-name="gr15" draw:text-style-name="P2" draw:layer="layout" svg:width="1.311cm" svg:height="1.26cm" draw:transform="rotate (-1.5707963267949) translate (1.851cm 0.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2" draw:layer="layout" svg:width="2.5cm" svg:height="2.5cm" draw:transform="rotate (-3.14159265358979) translate (2.5cm 2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noon-ghuna" draw:style-name="dp1" draw:master-page-name="Default">
        <draw:g draw:style-name="gr1">
          <draw:line draw:style-name="gr5" draw:text-style-name="P2" draw:layer="layout" svg:x1="0.226cm" svg:y1="2.031cm" svg:x2="2.229cm" svg:y2="2.031cm">
            <text:p/>
          </draw:line>
          <draw:line draw:style-name="gr5" draw:text-style-name="P2" draw:layer="layout" svg:x1="0.226cm" svg:y1="0.409cm" svg:x2="2.229cm" svg:y2="0.409cm">
            <text:p/>
          </draw:line>
          <draw:custom-shape draw:style-name="gr15" draw:text-style-name="P2" draw:layer="layout" svg:width="1.311cm" svg:height="1.26cm" draw:transform="rotate (-1.5707963267949) translate (1.851cm 0.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2.5cm" svg:height="2.5cm" draw:transform="rotate (-3.14159265358979) translate (2.5cm 2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" draw:text-style-name="P2" draw:layer="layout" svg:x1="0.227cm" svg:y1="0.2cm" svg:x2="2.23cm" svg:y2="0.2cm">
            <text:p/>
          </draw:line>
        </draw:g>
      </draw:page>
      <draw:page draw:name="wow" draw:style-name="dp1" draw:master-page-name="Default">
        <draw:g draw:style-name="gr1">
          <draw:line draw:style-name="gr5" draw:text-style-name="P2" draw:layer="layout" svg:x1="2.282cm" svg:y1="0.416cm" svg:x2="0.279cm" svg:y2="0.416cm">
            <text:p/>
          </draw:line>
          <draw:line draw:style-name="gr5" draw:text-style-name="P2" draw:layer="layout" svg:x1="2.282cm" svg:y1="2.038cm" svg:x2="0.279cm" svg:y2="2.038cm">
            <text:p/>
          </draw:line>
          <draw:line draw:style-name="gr5" draw:text-style-name="P2" draw:layer="layout" svg:x1="2.282cm" svg:y1="2.039cm" svg:x2="0.279cm" svg:y2="0.416cm">
            <text:p/>
          </draw:line>
          <draw:line draw:style-name="gr5" draw:text-style-name="P2" draw:layer="layout" svg:x1="0.279cm" svg:y1="2.039cm" svg:x2="2.282cm" svg:y2="0.416cm">
            <text:p/>
          </draw:line>
          <draw:custom-shape draw:style-name="gr4" draw:text-style-name="P2" draw:layer="layout" svg:width="2.5cm" svg:height="2.5cm" svg:x="0cm" svg:y="0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</draw:page>
      <draw:page draw:name="hey-hum-wali" draw:style-name="dp1" draw:master-page-name="Default">
        <draw:g draw:style-name="gr1">
          <draw:custom-shape draw:style-name="gr16" draw:text-style-name="P2" draw:layer="layout" svg:width="2.003cm" svg:height="1.872cm" svg:x="0.226cm" svg:y="0.27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" draw:text-style-name="P2" draw:layer="layout" svg:x1="2.239cm" svg:y1="0.212cm" svg:x2="0.235cm" svg:y2="2.083cm">
            <text:p/>
          </draw:line>
          <draw:custom-shape draw:style-name="gr4" draw:text-style-name="P2" draw:layer="layout" svg:width="2.5cm" svg:height="2.5cm" svg:x="0cm" svg:y="0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</draw:page>
      <draw:page draw:name="hamza" draw:style-name="dp1" draw:master-page-name="Default">
        <draw:g draw:style-name="gr1">
          <draw:g draw:style-name="gr2">
            <draw:line draw:style-name="gr3" draw:text-style-name="P1" draw:layer="layout" svg:x1="2.21cm" svg:y1="2.248cm" svg:x2="0.233cm" svg:y2="2.248cm">
              <text:p/>
            </draw:line>
            <draw:line draw:style-name="gr3" draw:text-style-name="P1" draw:layer="layout" svg:x1="2.144cm" svg:y1="0.261cm" svg:x2="2.144cm" svg:y2="2.316cm">
              <text:p/>
            </draw:line>
            <draw:line draw:style-name="gr3" draw:text-style-name="P1" draw:layer="layout" svg:x1="0.298cm" svg:y1="0.262cm" svg:x2="0.298cm" svg:y2="2.317cm">
              <text:p/>
            </draw:line>
          </draw:g>
          <draw:custom-shape draw:style-name="gr17" draw:text-style-name="P2" draw:layer="layout" svg:width="1.385cm" svg:height="1.507cm" svg:x="0.588cm" svg:y="0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2.5cm" svg:height="2.5cm" svg:x="0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ye-chotti" draw:style-name="dp1" draw:master-page-name="Default">
        <draw:g draw:style-name="gr1">
          <draw:g draw:style-name="gr2">
            <draw:line draw:style-name="gr3" draw:text-style-name="P1" draw:layer="layout" svg:x1="0.339cm" svg:y1="2.291cm" svg:x2="0.339cm" svg:y2="0.236cm">
              <text:p/>
            </draw:line>
            <draw:line draw:style-name="gr3" draw:text-style-name="P1" draw:layer="layout" svg:x1="2.253cm" svg:y1="2.223cm" svg:x2="0.276cm" svg:y2="2.223cm">
              <text:p/>
            </draw:line>
            <draw:line draw:style-name="gr3" draw:text-style-name="P1" draw:layer="layout" svg:x1="2.25cm" svg:y1="0.304cm" svg:x2="0.273cm" svg:y2="0.304cm">
              <text:p/>
            </draw:line>
          </draw:g>
          <draw:custom-shape draw:style-name="gr4" draw:text-style-name="P2" draw:layer="layout" svg:width="2.5cm" svg:height="2.5cm" svg:x="0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ye-barri" draw:style-name="dp1" draw:master-page-name="Default">
        <draw:g draw:style-name="gr1">
          <draw:custom-shape draw:style-name="gr18" draw:text-style-name="P2" draw:layer="layout" svg:width="2.498cm" svg:height="2.5cm" svg:x="0.002cm" svg:y="0cm">
            <text:p/>
            <draw:enhanced-geometry svg:viewBox="0 0 21600 21600" draw:type="rectangle" draw:enhanced-path="M 0 0 L 21600 0 21600 21600 0 21600 0 0 Z N"/>
          </draw:custom-shape>
          <draw:g draw:style-name="gr2">
            <draw:line draw:style-name="gr5" draw:text-style-name="P2" draw:layer="layout" svg:x1="2.499cm" svg:y1="1.251cm" svg:x2="0cm" svg:y2="1.251cm">
              <text:p/>
            </draw:line>
            <draw:line draw:style-name="gr5" draw:text-style-name="P2" draw:layer="layout" svg:x1="1.25cm" svg:y1="2.5cm" svg:x2="1.25cm" svg:y2="0cm">
              <text:p/>
            </draw:line>
          </draw:g>
        </draw:g>
      </draw:page>
      <draw:page draw:name="alif-maddah" draw:style-name="dp1" draw:master-page-name="Default">
        <draw:line draw:style-name="gr3" draw:text-style-name="P1" draw:layer="layout" svg:x1="2.079cm" svg:y1="1.24cm" svg:x2="0.362cm" svg:y2="1.24cm">
          <text:p/>
        </draw:line>
        <draw:line draw:style-name="gr3" draw:text-style-name="P1" draw:layer="layout" svg:x1="2.023cm" svg:y1="2.192cm" svg:x2="2.023cm" svg:y2="0.322cm">
          <text:p/>
        </draw:line>
        <draw:line draw:style-name="gr3" draw:text-style-name="P1" draw:layer="layout" svg:x1="0.418cm" svg:y1="2.192cm" svg:x2="0.418cm" svg:y2="0.322cm">
          <text:p/>
        </draw:line>
        <draw:custom-shape draw:style-name="gr4" draw:text-style-name="P2" draw:layer="layout" svg:width="2.5cm" svg:height="2.5cm" draw:transform="rotate (-3.14159265358979) translate (2.5cm 2.5cm)">
          <text:p/>
          <draw:enhanced-geometry svg:viewBox="0 0 21600 21600" draw:mirror-horizontal="true" draw:mirror-vertical="false" draw:type="rectangle" draw:enhanced-path="M 0 0 L 21600 0 21600 21600 0 21600 0 0 Z N"/>
        </draw:custom-shape>
      </draw:page>
      <draw:page draw:name="zaal" draw:style-name="dp1" draw:master-page-name="Default">
        <draw:g draw:style-name="gr1">
          <draw:g draw:style-name="gr2">
            <draw:line draw:style-name="gr3" draw:text-style-name="P1" draw:layer="layout" svg:x1="2.113cm" svg:y1="0.333cm" svg:x2="0.396cm" svg:y2="0.333cm">
              <text:p/>
            </draw:line>
            <draw:line draw:style-name="gr3" draw:text-style-name="P1" draw:layer="layout" svg:x1="2.056cm" svg:y1="2.142cm" svg:x2="2.056cm" svg:y2="0.272cm">
              <text:p/>
            </draw:line>
            <draw:line draw:style-name="gr3" draw:text-style-name="P1" draw:layer="layout" svg:x1="0.453cm" svg:y1="2.141cm" svg:x2="0.453cm" svg:y2="0.271cm">
              <text:p/>
            </draw:line>
          </draw:g>
          <draw:custom-shape draw:style-name="gr8" draw:text-style-name="P2" draw:layer="layout" svg:width="1.201cm" svg:height="1.373cm" svg:x="0.706cm" svg:y="0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2.5cm" svg:height="2.5cm" draw:transform="rotate (-3.14159265358979) translate (2.5cm 2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jeem" draw:style-name="dp1" draw:master-page-name="Default">
        <draw:g draw:style-name="gr1">
          <draw:g draw:style-name="gr2">
            <draw:line draw:style-name="gr3" draw:text-style-name="P1" draw:layer="layout" svg:x1="2.103cm" svg:y1="0.332cm" svg:x2="2.103cm" svg:y2="2.202cm">
              <text:p/>
            </draw:line>
            <draw:line draw:style-name="gr3" draw:text-style-name="P1" draw:layer="layout" svg:x1="0.442cm" svg:y1="0.392cm" svg:x2="2.159cm" svg:y2="0.392cm">
              <text:p/>
            </draw:line>
            <draw:line draw:style-name="gr3" draw:text-style-name="P1" draw:layer="layout" svg:x1="0.443cm" svg:y1="2.139cm" svg:x2="2.16cm" svg:y2="2.139cm">
              <text:p/>
            </draw:line>
          </draw:g>
          <draw:custom-shape draw:style-name="gr4" draw:text-style-name="P2" draw:layer="layout" svg:width="2.5cm" svg:height="2.5cm" draw:transform="rotate (-3.14159265358979) translate (2.5cm 2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pay" draw:style-name="dp1" draw:master-page-name="Default">
        <draw:g draw:style-name="gr1">
          <draw:line draw:style-name="gr5" draw:text-style-name="P2" draw:layer="layout" svg:x1="0.248cm" svg:y1="0.448cm" svg:x2="2.251cm" svg:y2="0.448cm">
            <text:p/>
          </draw:line>
          <draw:line draw:style-name="gr5" draw:text-style-name="P2" draw:layer="layout" svg:x1="0.248cm" svg:y1="2.069cm" svg:x2="2.251cm" svg:y2="2.069cm">
            <text:p/>
          </draw:line>
          <draw:line draw:style-name="gr5" draw:text-style-name="P2" draw:layer="layout" svg:x1="0.248cm" svg:y1="2.07cm" svg:x2="2.251cm" svg:y2="0.448cm">
            <text:p/>
          </draw:line>
          <draw:custom-shape draw:style-name="gr4" draw:text-style-name="P2" draw:layer="layout" svg:width="2.5cm" svg:height="2.5cm" draw:transform="rotate (-3.14159265358979) translate (2.5cm 2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alif" draw:style-name="dp1" draw:master-page-name="Default">
        <draw:g draw:style-name="gr1">
          <draw:g draw:style-name="gr2">
            <draw:line draw:style-name="gr3" draw:text-style-name="P1" draw:layer="layout" svg:x1="2.076cm" svg:y1="0.383cm" svg:x2="0.363cm" svg:y2="0.383cm">
              <text:p/>
            </draw:line>
            <draw:line draw:style-name="gr3" draw:text-style-name="P1" draw:layer="layout" svg:x1="2.021cm" svg:y1="2.191cm" svg:x2="2.021cm" svg:y2="0.322cm">
              <text:p/>
            </draw:line>
            <draw:line draw:style-name="gr3" draw:text-style-name="P1" draw:layer="layout" svg:x1="0.419cm" svg:y1="2.191cm" svg:x2="0.419cm" svg:y2="0.322cm">
              <text:p/>
            </draw:line>
          </draw:g>
          <draw:custom-shape draw:style-name="gr4" draw:text-style-name="P2" draw:layer="layout" svg:width="2.5cm" svg:height="2.5cm" draw:transform="rotate (-3.14159265358979) translate (2.5cm 2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3T15:36:00.770090234</meta:creation-date>
    <dc:date>2026-01-31T17:53:35.563209692</dc:date>
    <meta:editing-duration>PT1H23M47S</meta:editing-duration>
    <meta:editing-cycles>59</meta:editing-cycles>
    <meta:generator>LibreOffice/25.2.3.2$Linux_X86_64 LibreOffice_project/520$Build-2</meta:generator>
    <meta:print-date>2026-01-25T13:20:28.482290530</meta:print-date>
    <meta:printed-by>PDF files</meta:printed-by>
    <meta:document-statistic meta:object-count="229"/>
  </office:meta>
</office:document-meta>
</file>